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Heading_20_1" style:master-page-name="Standard">
      <style:paragraph-properties fo:margin-top="0.139in" fo:margin-bottom="0in" loext:contextual-spacing="false"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85l4y9xwe2zf"/>Творчество музыкальных групп</text:p>
      <text:p text:style-name="P1"/>
      <text:p text:style-name="P1">Существуют<text:span text:style-name="T1"> музыкальные группы</text:span>, состоящие из одного и более <text:span text:style-name="T1">музыкантов</text:span>. Они имеют год и, возможно, место создания, лидера, основателя или основателей. Творчество группы принадлежит какому-либо <text:span text:style-name="T1">стилю</text:span>, но далеко не всегда ограничивается только им. Группы составляют <text:span text:style-name="T1">композиции</text:span>, которые могут быть объединены в <text:span text:style-name="T1">альбомы</text:span> (в том числе и не единожды) и принадлежать некоторому стилю. Альбомы обычно выпускаются под <text:span text:style-name="T1">лейблами</text:span>.</text:p>
      <text:p text:style-name="P1">Уточним, что стиль группы или музыканта определяется стилем созданных/исполненных композиций.</text:p>
      <text:p text:style-name="P1"/>
      <text:p text:style-name="P1">Музыканты могут выходить из групп, создавать новые, участвовать в нескольких группах сразу; имеют свойство рождаться и умирать в определенное время и в определенном месте. Кроме реального имени, могут иметь сценическое (и не одно). Реальное не обязательно известно (пример - Иеромонах Феофан). Музыканты исполняют определенную роль в группе, возможно несколько (например, вокалист и ведущий гитарист), роль может меняться со временем.</text:p>
      <text:p text:style-name="P1"/>
      <text:p text:style-name="P1">Коллективы могут <text:span text:style-name="T1">выступать </text:span>(в определенное время) в различных <text:span text:style-name="T1">местах</text:span>, а также устраивать <text:span text:style-name="T1">туры</text:span>. Туры имеют начало, конец, возможно название, список выступлений.</text:p>
      <text:p text:style-name="P1">Несколько групп могут выступать на одном <text:span text:style-name="T1">концерте</text:span> или фестивале.</text:p>
      <text:p text:style-name="P1"><text:span text:style-name="T1">Композиции</text:span> имеют название, <text:span text:style-name="T1">авторов</text:span> текста, музыки, конкретной партии (может быть и несколько авторов одной компоненты композиции), продолжительность, стиль.</text:p>
      <text:p text:style-name="P1"><text:span text:style-name="T1">Альбомы</text:span> имеют дату выпуска, список композиций, лейбл, студию, начало и конец записи, возможно, количество проданных копий.</text:p>
      <text:p text:style-name="P1"/>
      <text:p text:style-name="P1">Сущности:</text:p>
      <text:list xml:id="list7515114324663077812" text:style-name="WWNum1">
        <text:list-item>
          <text:p text:style-name="P2">Группа (название, дата основания-null, место основания-null, дата окончания-null)</text:p>
        </text:list-item>
        <text:list-item>
          <text:p text:style-name="P2">Человек (имя при рождении-null, дата рождения-null, место рождения-null, дата смерти-null, место смерти-null, пол (при рождении))</text:p>
        </text:list-item>
        <text:list-item>
          <text:p text:style-name="P2">Псевдоним (человек, псевдоним-null)</text:p>
        </text:list-item>
        <text:list-item>
          <text:p text:style-name="P2">Место (страна, населенный пункт, название/адрес-null)</text:p>
        </text:list-item>
        <text:list-item>
          <text:p text:style-name="P2">Стиль (название)</text:p>
        </text:list-item>
        <text:list-item>
          <text:p text:style-name="P2">Композиция (название, дата создания-null, продолжительность-null, стиль-null)</text:p>
        </text:list-item>
        <text:list-item>
          <text:p text:style-name="P2">Лейбл (название)</text:p>
        </text:list-item>
        <text:list-item>
          <text:p text:style-name="P2">Альбом (группа, сингл ли, дата выпуска, дата начала записи-null, дата конца записи-null, лейбл-null, копии-null, студии-null) </text:p>
        </text:list-item>
        <text:list-item>
          <text:p text:style-name="P2">Тур (группа, дата начала, дата конца, название-null)</text:p>
        </text:list-item>
        <text:list-item>
          <text:p text:style-name="P2">Концерт (место, дата начала, дата конца, количество зрителей-null)</text:p>
        </text:list-item>
        <text:list-item>
          <text:p text:style-name="P2">*Автор (композиция, человек, автор чего)</text:p>
        </text:list-item>
        <text:list-item>
          <text:p text:style-name="P2">*Участник (группа, человек, дата вступления-null, дата ухода-null)</text:p>
        </text:list-item>
        <text:list-item>
          <text:p text:style-name="P2"><text:soft-page-break/>*РольВГруппе (группа, человек, роль, дата начала, дата конца)</text:p>
        </text:list-item>
        <text:list-item>
          <text:p text:style-name="P2">*Выступление (концерт, группа-null, тур-null, продолжительность-null)</text:p>
        </text:list-item>
        <text:list-item>
          <text:p text:style-name="P2">*ИсполненнаяКомпозиция (выступление, композиция)</text:p>
        </text:list-item>
        <text:list-item>
          <text:p text:style-name="P2">*КомпозицияВАльбоме (композиция, альбом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tru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1in" fo:margin-right="0.3929in" style:writing-mode="lr-tb" style:layout-grid-color="#c0c0c0" style:layout-grid-lines="2770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5" meta:word-count="311" meta:character-count="2472" meta:non-whitespace-character-count="2201"/>
    <meta:generator>LibreOfficeDev/5.1.0.3$Linux_X86_64 LibreOffice_project/</meta:generator>
  </office:meta>
</office:document-meta>
</file>